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02cm" svg:stroke-color="#ffffff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draw:marker-start-width="0.352cm" draw:marker-end="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width="0.102cm" svg:stroke-color="#c0c0c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6" style:family="graphic" style:parent-style-name="standard">
      <style:graphic-properties draw:stroke="dash" draw:stroke-dash="Fine_20_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27cm" svg:height="1.27cm" svg:x="5.11cm" svg:y="7.385cm">
            <text:p/>
          </draw:circle>
          <draw:circle draw:style-name="gr2" draw:text-style-name="P1" draw:layer="layout" svg:width="1.905cm" svg:height="1.905cm" svg:x="5.51cm" svg:y="7.05cm">
            <text:p/>
          </draw:circle>
          <draw:circle draw:style-name="gr3" draw:text-style-name="P1" draw:layer="layout" svg:width="1.27cm" svg:height="1.27cm" svg:x="5.21cm" svg:y="7.385cm">
            <text:p/>
          </draw:circle>
        </draw:g>
        <draw:g>
          <draw:line draw:style-name="gr4" draw:text-style-name="P1" draw:layer="layout" svg:x1="4.945cm" svg:y1="7.885cm" svg:x2="2.405cm" svg:y2="7.25cm">
            <text:p/>
          </draw:line>
          <draw:line draw:style-name="gr5" draw:text-style-name="P1" draw:layer="layout" svg:x1="2.405cm" svg:y1="8.686cm" svg:x2="4.945cm" svg:y2="8.051cm">
            <text:p/>
          </draw:line>
        </draw:g>
        <draw:frame draw:style-name="gr6" draw:layer="layout" svg:width="2.301cm" svg:height="0.962cm" svg:x="1.135cm" svg:y="7.51cm">
          <draw:text-box>
            <text:p>stimuli</text:p>
          </draw:text-box>
        </draw:frame>
        <draw:rect draw:style-name="gr7" draw:text-style-name="P3" draw:id="id2" draw:layer="layout" svg:width="6.35cm" svg:height="3.655cm" svg:x="12.76cm" svg:y="3.777cm">
          <text:p text:style-name="P2"><text:span text:style-name="T1">Foveal system</text:span></text:p>
          <text:p text:style-name="P2"><text:span text:style-name="T1">(position tracking)</text:span></text:p>
          <text:p text:style-name="P2"><text:span text:style-name="T1"/></text:p>
          <text:p text:style-name="P2"><text:span text:style-name="T1">(disparity vergence)</text:span></text:p>
        </draw:rect>
        <draw:rect draw:style-name="gr7" draw:text-style-name="P3" draw:id="id1" draw:layer="layout" svg:width="6.35cm" svg:height="3.858cm" svg:x="12.66cm" svg:y="8.318cm">
          <text:p text:style-name="P2"><text:span text:style-name="T1">Optokinetic system</text:span></text:p>
          <text:p text:style-name="P2"><text:span text:style-name="T1">(velocity tracking)</text:span></text:p>
          <text:p text:style-name="P2"><text:span text:style-name="T1"/></text:p>
          <text:p text:style-name="P2"><text:span text:style-name="T1">(disparity vergence)</text:span></text:p>
        </draw:rect>
        <draw:connector draw:style-name="gr8" draw:text-style-name="P2" draw:layer="layout" draw:type="curve" svg:x1="10.534cm" svg:y1="8.053cm" svg:x2="12.66cm" svg:y2="10.247cm" draw:end-shape="id1" draw:end-glue-point="3" svg:d="m10534 8053c1182 0 119 2194 2126 2194">
          <text:p/>
        </draw:connector>
        <draw:connector draw:style-name="gr8" draw:text-style-name="P2" draw:layer="layout" draw:type="curve" svg:x1="10.613cm" svg:y1="7.58cm" svg:x2="12.76cm" svg:y2="5.604cm" draw:end-shape="id2" draw:end-glue-point="3" svg:d="m10613 7580c1197 0 124-1976 2147-1976">
          <text:p/>
        </draw:connector>
        <draw:g draw:id="id4">
          <draw:ellipse draw:style-name="gr9" draw:text-style-name="P2" draw:layer="layout" svg:width="2.014cm" svg:height="1.946cm" svg:x="23.091cm" svg:y="9.321cm">
            <text:p/>
          </draw:ellipse>
          <draw:frame draw:style-name="gr6" draw:text-style-name="P4" draw:layer="layout" svg:width="1.162cm" svg:height="1.513cm" svg:x="23.564cm" svg:y="9.572cm">
            <draw:text-box>
              <text:p><text:span text:style-name="T2">+</text:span></text:p>
            </draw:text-box>
          </draw:frame>
        </draw:g>
        <draw:line draw:style-name="gr8" draw:text-style-name="P2" draw:layer="layout" svg:x1="19.04cm" svg:y1="10.278cm" svg:x2="23.026cm" svg:y2="10.31cm">
          <text:p/>
        </draw:line>
        <draw:line draw:style-name="gr10" draw:text-style-name="P2" draw:layer="layout" svg:x1="19.099cm" svg:y1="5.749cm" svg:x2="19.801cm" svg:y2="5.75cm">
          <text:p/>
        </draw:line>
        <draw:ellipse draw:style-name="gr9" draw:text-style-name="P2" draw:layer="layout" svg:width="0.313cm" svg:height="0.29cm" svg:x="19.821cm" svg:y="5.623cm">
          <text:p/>
        </draw:ellipse>
        <draw:ellipse draw:style-name="gr9" draw:text-style-name="P2" draw:id="id3" draw:layer="layout" svg:width="0.313cm" svg:height="0.29cm" svg:x="21.522cm" svg:y="5.623cm">
          <text:p/>
        </draw:ellipse>
        <draw:line draw:style-name="gr8" draw:text-style-name="P2" draw:layer="layout" svg:x1="20.165cm" svg:y1="5.77cm" svg:x2="21.468cm" svg:y2="5.716cm">
          <text:p/>
        </draw:line>
        <draw:line draw:style-name="gr10" draw:text-style-name="P2" draw:layer="layout" svg:x1="19.08cm" svg:y1="5.749cm" svg:x2="19.801cm" svg:y2="5.75cm">
          <text:p/>
        </draw:line>
        <draw:ellipse draw:style-name="gr11" draw:text-style-name="P2" draw:layer="layout" svg:width="4.445cm" svg:height="1.27cm" svg:x="18.141cm" svg:y="2.181cm">
          <text:p text:style-name="P2">attention</text:p>
        </draw:ellipse>
        <draw:line draw:style-name="gr12" draw:text-style-name="P2" draw:layer="layout" svg:x1="20.25cm" svg:y1="3.459cm" svg:x2="20.593cm" svg:y2="5.579cm">
          <text:p/>
        </draw:line>
        <draw:connector draw:style-name="gr13" draw:text-style-name="P2" draw:layer="layout" draw:line-skew="0.488cm" svg:x1="21.835cm" svg:y1="5.768cm" svg:x2="25.105cm" svg:y2="10.294cm" draw:start-shape="id3" draw:start-glue-point="1" draw:end-shape="id4" draw:end-glue-point="1" svg:d="m21835 5768h4309v4526h-1039">
          <text:p/>
        </draw:connector>
        <draw:polyline draw:style-name="gr14" draw:text-style-name="P2" draw:layer="layout" svg:width="6.347cm" svg:height="17.85cm" draw:transform="rotate (1.56573487196382) translate (6.26887139937847cm 15.4246465473983cm)" svg:viewBox="0 0 6348 17851" draw:points="4194,30505 0,30545 8,12785 6348,12694">
          <text:p/>
        </draw:polyline>
        <draw:polyline draw:style-name="gr14" draw:text-style-name="P2" draw:layer="layout" svg:width="4.665cm" svg:height="13.294cm" draw:transform="rotate (1.56573487196382) translate (6.73038110432641cm 13.7623844261968cm)" svg:viewBox="0 0 4666 13295" draw:points="3492,26837 28,26895 0,13722 4666,13600">
          <text:p/>
        </draw:polyline>
        <draw:frame draw:style-name="gr15" draw:layer="layout" svg:width="5.405cm" svg:height="1.064cm" svg:x="11.023cm" svg:y="12.59cm">
          <draw:text-box>
            <text:p>vertical vergence</text:p>
          </draw:text-box>
        </draw:frame>
        <draw:frame draw:style-name="gr15" draw:layer="layout" svg:width="9.604cm" svg:height="1.064cm" svg:x="11.123cm" svg:y="14.39cm">
          <draw:text-box>
            <text:p>version and horizontal vergence</text:p>
          </draw:text-box>
        </draw:frame>
        <draw:g>
          <draw:ellipse draw:style-name="gr9" draw:text-style-name="P2" draw:layer="layout" svg:width="2.014cm" svg:height="1.946cm" svg:x="8.578cm" svg:y="6.919cm">
            <text:p/>
          </draw:ellipse>
          <draw:frame draw:style-name="gr6" draw:text-style-name="P4" draw:layer="layout" svg:width="1.065cm" svg:height="1.513cm" svg:x="9.051cm" svg:y="7.07cm">
            <draw:text-box>
              <text:p><text:span text:style-name="T2">x</text:span></text:p>
            </draw:text-box>
          </draw:frame>
        </draw:g>
        <draw:line draw:style-name="gr8" draw:text-style-name="P2" draw:layer="layout" svg:x1="7.466cm" svg:y1="7.97cm" svg:x2="8.487cm" svg:y2="7.974cm">
          <text:p/>
        </draw:line>
        <draw:polyline draw:style-name="gr16" draw:text-style-name="P2" draw:layer="layout" svg:width="3.878cm" svg:height="8.427cm" draw:transform="rotate (-1.57079632679579) translate (18.076cm 2.815cm)" svg:viewBox="0 0 3879 8428" draw:points="0,-36152 118,-27744 3879,-27724">
          <text:p/>
        </draw:polyline>
        <draw:polyline draw:style-name="gr14" draw:text-style-name="P2" draw:layer="layout" svg:width="8.249cm" svg:height="20.266cm" draw:transform="rotate (1.56573487196382) translate (5.8602448380289cm 17.326565950415cm)" svg:viewBox="0 0 8250 20267" draw:points="7112,32128 82,32163 0,11981 8250,11896">
          <text:p/>
        </draw:polyline>
        <draw:frame draw:style-name="gr15" draw:layer="layout" svg:width="3.288cm" svg:height="1.064cm" svg:x="14.323cm" svg:y="16.09cm">
          <draw:text-box>
            <text:p>saccades</text:p>
          </draw:text-box>
        </draw:frame>
        <draw:frame draw:style-name="gr15" draw:layer="layout" svg:width="9.536cm" svg:height="1.064cm" svg:x="6.124cm" svg:y="1.69cm">
          <draw:text-box>
            <text:p>target strengthening &amp; sel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rey Mulligan</meta:initial-creator>
    <meta:creation-date>2011-08-02T08:27:49</meta:creation-date>
    <dc:date>2013-02-06T22:18:29</dc:date>
    <dc:creator>Jeffrey Mulligan</dc:creator>
    <meta:editing-duration>PT03H00M18S</meta:editing-duration>
    <meta:editing-cycles>10</meta:editing-cycles>
    <meta:generator>OpenOffice.org/3.2$Unix OpenOffice.org_project/320m18$Build-9502</meta:generator>
    <meta:document-statistic meta:object-count="36"/>
  </office:meta>
</office:document-meta>
</file>